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9c61" officeooo:paragraph-rsid="00009c61"/>
    </style:style>
    <style:style style:name="P2" style:family="paragraph" style:parent-style-name="Standard">
      <style:text-properties officeooo:rsid="00009c61" officeooo:paragraph-rsid="00012d56"/>
    </style:style>
    <style:style style:name="P3" style:family="paragraph" style:parent-style-name="Standard">
      <style:text-properties officeooo:rsid="00009c61" officeooo:paragraph-rsid="000171b0"/>
    </style:style>
    <style:style style:name="P4" style:family="paragraph" style:parent-style-name="Standard">
      <style:text-properties officeooo:paragraph-rsid="000171b0"/>
    </style:style>
    <style:style style:name="P5" style:family="paragraph" style:parent-style-name="Standard">
      <style:text-properties officeooo:rsid="000177b3" officeooo:paragraph-rsid="000177b3"/>
    </style:style>
    <style:style style:name="P6" style:family="paragraph" style:parent-style-name="Standard">
      <style:text-properties officeooo:rsid="000177b3" officeooo:paragraph-rsid="00065996"/>
    </style:style>
    <style:style style:name="P7" style:family="paragraph" style:parent-style-name="Standard">
      <style:text-properties officeooo:paragraph-rsid="000177b3"/>
    </style:style>
    <style:style style:name="P8" style:family="paragraph" style:parent-style-name="Standard">
      <style:text-properties fo:font-variant="normal" fo:text-transform="none" fo:color="#000000" style:font-name="Arial" fo:font-size="10.3000001907349pt" fo:letter-spacing="normal" fo:font-style="normal" fo:font-weight="normal" officeooo:paragraph-rsid="000177b3"/>
    </style:style>
    <style:style style:name="P9" style:family="paragraph" style:parent-style-name="Standard">
      <style:text-properties officeooo:paragraph-rsid="000350d2"/>
    </style:style>
    <style:style style:name="T1" style:family="text">
      <style:text-properties officeooo:rsid="00009c61"/>
    </style:style>
    <style:style style:name="T2" style:family="text">
      <style:text-properties officeooo:rsid="00012d56"/>
    </style:style>
    <style:style style:name="T3" style:family="text">
      <style:text-properties fo:color="#353535" style:text-line-through-style="none" style:text-line-through-type="none" style:text-underline-style="none" fo:font-weight="bold" style:text-blinking="false"/>
    </style:style>
    <style:style style:name="T4" style:family="text">
      <style:text-properties fo:color="#353535" style:text-line-through-style="none" style:text-line-through-type="none" style:text-underline-style="none" fo:font-weight="bold" officeooo:rsid="00012d56" style:text-blinking="false"/>
    </style:style>
    <style:style style:name="T5" style:family="text">
      <style:text-properties fo:color="#353535" style:text-line-through-style="none" style:text-line-through-type="none" style:text-underline-style="none" fo:font-weight="bold" officeooo:rsid="000171b0" style:text-blinking="false"/>
    </style:style>
    <style:style style:name="T6" style:family="text">
      <style:text-properties fo:font-variant="normal" fo:text-transform="none" fo:color="#4a4a56" style:font-name="Arial" fo:letter-spacing="normal" fo:font-style="normal" fo:font-weight="bold"/>
    </style:style>
    <style:style style:name="T7" style:family="text">
      <style:text-properties fo:font-variant="normal" fo:text-transform="none" fo:color="#4a4a56" style:font-name="Arial" fo:letter-spacing="normal" fo:font-style="normal" fo:font-weight="bold" officeooo:rsid="000177b3"/>
    </style:style>
    <style:style style:name="T8" style:family="text">
      <style:text-properties fo:font-variant="normal" fo:text-transform="none" fo:color="#4a4a56" style:font-name="Arial" fo:letter-spacing="normal" fo:font-style="normal" fo:font-weight="bold" officeooo:rsid="00009c61"/>
    </style:style>
    <style:style style:name="T9" style:family="text">
      <style:text-properties fo:font-variant="normal" fo:text-transform="none" fo:color="#4a4a56" style:font-name="Arial" fo:letter-spacing="normal" fo:font-style="normal" fo:font-weight="bold" officeooo:rsid="000350d2"/>
    </style:style>
    <style:style style:name="T10" style:family="text">
      <style:text-properties fo:font-variant="normal" fo:text-transform="none" fo:color="#000000" style:font-name="Arial" fo:font-size="10.3000001907349pt" fo:letter-spacing="normal" fo:font-style="normal" fo:font-weight="normal"/>
    </style:style>
    <style:style style:name="T11" style:family="text">
      <style:text-properties officeooo:rsid="000171b0"/>
    </style:style>
    <style:style style:name="T12" style:family="text">
      <style:text-properties officeooo:rsid="000177b3"/>
    </style:style>
    <style:style style:name="T13" style:family="text">
      <style:text-properties officeooo:rsid="00017d8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. <text:span text:style-name="T11">How to automatically</text:span> update Lead after incoming SMS.</text:p>
      <text:p text:style-name="P3"/>
      <text:p text:style-name="P3">Ans. First of all we have create two Process Bilder.</text:p>
      <text:p text:style-name="P3"/>
      <text:p text:style-name="P3"><text:s/><text:span text:style-name="T11">F</text:span>irst one after create lead we have send Outgoing sms on mobile number, <text:s/>which format send incoming sms send to <text:s/><text:span text:style-name="T12">for Update Name , Email and Zip Code</text:span>.</text:p>
      <text:p text:style-name="P7"><text:span text:style-name="T12">Here we have create </text:span><text:span text:style-name="T6">SMS Templat</text:span><text:span text:style-name="T7">e </text:span><text:span text:style-name="T12">for send to formate.</text:span></text:p>
      <text:p text:style-name="P7"/>
      <text:p text:style-name="P6"><text:span text:style-name="T6">SMS Template </text:span>Format: <text:span text:style-name="T10">Name, Email, Zip Code</text:span></text:p>
      <text:p text:style-name="P5"/>
      <text:p text:style-name="P8">Please reply with your name, email and zip code to receive a copy of format: Name, Email, Zip Code</text:p>
      <text:p text:style-name="P3"/>
      <text:p text:style-name="P5">after insert <text:s/>incoming SMS History we have create trigger on this Object. First of all here check Incoming sms <text:span text:style-name="T13">and Message. After that we have update lead according to incomig sms. Name , Email and Zip code. </text:span></text:p>
      <text:p text:style-name="P3"/>
      <text:p text:style-name="P9"><text:span text:style-name="T1">Second one for after incoming SMS we have <text:s/>update lead accouding to format from trigger. </text:span></text:p>
      <text:p text:style-name="P9"><text:span text:style-name="T1">After that we have use custom field checkbox <text:s/>type <text:s/>“send sms” <text:s/>on Lead Object by defalt false. When after update lead. We have permision <text:s/>check this field and update lead for reply. When we check this field, <text:s/>we have send reply to this number from proces bilder after create or <text:s/>edit lead. We have send <text:s/></text:span><text:span text:style-name="T9">SMS Templete for Thank you.</text:span></text:p>
      <text:p text:style-name="P1"/>
      <text:p text:style-name="P4"><text:span text:style-name="T2">For using this fuctionality, We have to create trigger on </text:span><text:bookmark text:name="tabBar"/><text:bookmark text:name="01r1a000000EXUM_Tab"/><text:a xlink:type="simple" xlink:href="https://cs19.salesforce.com/a1x/o">SMS History</text:a><text:span text:style-name="T3"> <text:s/></text:span><text:span text:style-name="T4">After </text:span><text:span text:style-name="T5">incoming SMS. </text:span></text:p>
      <text:p text:style-name="P4"><text:span text:style-name="T5">We have update lead Name,Email and Zipe Code.</text:span><text:span text:style-name="T4"> </text:span></text:p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1:37:10.849719634</meta:creation-date>
    <dc:date>2017-11-01T13:12:55.037042276</dc:date>
    <meta:editing-duration>PT3M4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218" meta:character-count="1219" meta:non-whitespace-character-count="993"/>
  </office:meta>
</office:document-meta>
</file>